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0.004cm" fo:min-width="2.294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212cm" draw:marker-start="Circl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objectwithoutfill">
      <style:graphic-properties draw:stroke="solid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.048cm" fo:min-width="0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035cm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1.176cm" svg:y1="12.446cm" svg:x2="11.176cm" svg:y2="9.398cm">
          <text:p/>
        </draw:line>
        <draw:line draw:style-name="gr1" draw:text-style-name="P1" draw:layer="layout" svg:x1="11.176cm" svg:y1="12.446cm" svg:x2="14.224cm" svg:y2="12.446cm">
          <text:p/>
        </draw:line>
        <draw:custom-shape draw:style-name="gr2" draw:text-style-name="P1" draw:layer="layout" svg:width="2.794cm" svg:height="0.254cm" draw:transform="rotate (0.440521103203369) translate (9.945cm 12.863cm)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038cm" svg:y1="12.192cm" svg:x2="16.61cm" svg:y2="3.81cm">
          <text:p/>
        </draw:line>
        <draw:line draw:style-name="gr4" draw:text-style-name="P1" draw:layer="layout" svg:x1="6.766cm" svg:y1="14.524cm" svg:x2="20.728cm" svg:y2="7.874cm">
          <text:p/>
        </draw:line>
        <draw:line draw:style-name="gr5" draw:text-style-name="P1" draw:layer="layout" svg:x1="12.165cm" svg:y1="12.446cm" svg:x2="12.192cm" svg:y2="2.54cm">
          <text:p/>
        </draw:line>
        <draw:line draw:style-name="gr6" draw:text-style-name="P1" draw:layer="layout" svg:x1="11.166cm" svg:y1="12.446cm" svg:x2="11.193cm" svg:y2="2.54cm">
          <text:p/>
        </draw:line>
        <draw:custom-shape draw:style-name="gr7" draw:text-style-name="P1" draw:layer="layout" svg:width="0.649cm" svg:height="1.368cm" draw:transform="rotate (-1.10444435066201) translate (10.922cm 11.67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" draw:layer="layout" svg:width="3.556cm" svg:height="1.195cm" svg:x="16.256cm" svg:y="4.647cm">
          <draw:text-box>
            <text:p text:style-name="P2"><text:span text:style-name="T1">m, l</text:span></text:p>
          </draw:text-box>
        </draw:frame>
        <draw:custom-shape draw:style-name="gr9" draw:text-style-name="P4" draw:layer="layout" svg:width="0.508cm" svg:height="0.508cm" svg:x="14.224cm" svg:y="7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3.556cm" svg:height="1.195cm" svg:x="14.732cm" svg:y="7.187cm">
          <draw:text-box>
            <text:p text:style-name="P2"><text:span text:style-name="T1">(cx, cy)</text:span></text:p>
          </draw:text-box>
        </draw:frame>
        <draw:frame draw:style-name="gr8" draw:text-style-name="P3" draw:layer="layout" svg:width="3.556cm" svg:height="1.195cm" svg:x="12.7cm" svg:y="12.7cm">
          <draw:text-box>
            <text:p text:style-name="P2"><text:span text:style-name="T1">(rx, ry)</text:span></text:p>
          </draw:text-box>
        </draw:frame>
        <draw:line draw:style-name="gr10" draw:text-style-name="P1" draw:layer="layout" svg:x1="12.954cm" svg:y1="12.954cm" svg:x2="12.446cm" svg:y2="12.192cm">
          <text:p/>
        </draw:line>
        <draw:path draw:style-name="gr11" draw:text-style-name="P1" draw:layer="layout" svg:width="3.057cm" svg:height="2.285cm" svg:x="11.166cm" svg:y="8.89cm" svg:viewBox="0 0 3058 2286" svg:d="M0 0c1647 0 3058 2286 3058 2286">
          <text:p/>
        </draw:path>
        <draw:frame draw:style-name="gr8" draw:text-style-name="P3" draw:layer="layout" svg:width="3.556cm" svg:height="1.195cm" svg:x="13.716cm" svg:y="3.556cm">
          <draw:text-box>
            <text:p text:style-name="P2"><text:span text:style-name="T1">θ</text:span></text:p>
          </draw:text-box>
        </draw:frame>
        <draw:path draw:style-name="gr11" draw:text-style-name="P1" draw:layer="layout" svg:width="3.301cm" svg:height="1.575cm" svg:x="12.192cm" svg:y="4.266cm" svg:viewBox="0 0 3302 1576" svg:d="M0 0c1778 0 3302 1576 3302 1576">
          <text:p/>
        </draw:path>
        <draw:frame draw:style-name="gr8" draw:text-style-name="P3" draw:layer="layout" svg:width="3.556cm" svg:height="1.195cm" svg:x="12.192cm" svg:y="8.128cm">
          <draw:text-box>
            <text:p text:style-name="P2"><text:span text:style-name="T1">β</text:span></text:p>
          </draw:text-box>
        </draw:frame>
        <draw:frame draw:style-name="gr8" draw:text-style-name="P3" draw:layer="layout" svg:width="3.556cm" svg:height="1.195cm" svg:x="9.652cm" svg:y="10.922cm">
          <draw:text-box>
            <text:p text:style-name="P2"><text:span text:style-name="T1">A</text:span></text:p>
          </draw:text-box>
        </draw:frame>
        <draw:line draw:style-name="gr12" draw:text-style-name="P5" draw:layer="layout" svg:x1="10.549cm" svg:y1="13.716cm" svg:x2="12.581cm" svg:y2="12.746cm">
          <text:p/>
        </draw:line>
        <draw:frame draw:style-name="gr8" draw:text-style-name="P3" draw:layer="layout" svg:width="3.556cm" svg:height="1.195cm" svg:x="11.43cm" svg:y="13.329cm">
          <draw:text-box>
            <text:p text:style-name="P2"><text:span text:style-name="T1">ω</text:span></text:p>
          </draw:text-box>
        </draw:frame>
        <draw:line draw:style-name="gr1" draw:text-style-name="P1" draw:layer="layout" svg:x1="8.89cm" svg:y1="6.096cm" svg:x2="8.89cm" svg:y2="9.144cm">
          <text:p/>
        </draw:line>
        <draw:frame draw:style-name="gr8" draw:text-style-name="P3" draw:layer="layout" svg:width="3.556cm" svg:height="1.195cm" svg:x="8.89cm" svg:y="6.858cm">
          <draw:text-box>
            <text:p text:style-name="P2"><text:span text:style-name="T1">g</text:span></text:p>
          </draw:text-box>
        </draw:frame>
        <draw:frame draw:style-name="gr8" draw:text-style-name="P3" draw:layer="layout" svg:width="3.556cm" svg:height="1.195cm" svg:x="14.224cm" svg:y="11.759cm">
          <draw:text-box>
            <text:p text:style-name="P2"><text:span text:style-name="T1">î</text:span></text:p>
          </draw:text-box>
        </draw:frame>
        <draw:frame draw:style-name="gr8" draw:text-style-name="P3" draw:layer="layout" svg:width="3.556cm" svg:height="1.195cm" svg:x="10.16cm" svg:y="8.965cm">
          <draw:text-box>
            <text:p text:style-name="P2"><text:span text:style-name="T1">ĵ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8T18:11:52.485764370</meta:creation-date>
    <dc:date>2017-04-08T18:26:13.250418834</dc:date>
    <meta:editing-duration>PT4M6S</meta:editing-duration>
    <meta:editing-cycles>2</meta:editing-cycles>
    <meta:generator>LibreOffice/5.1.6.2$Linux_X86_64 LibreOffice_project/10m0$Build-2</meta:generator>
    <meta:document-statistic meta:object-count="47"/>
  </office:meta>
</office:document-meta>
</file>